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46.89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165.4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9"/>
        <table:table-column table:style-name="co12" table:default-cell-style-name="ce5"/>
        <table:table-row table:style-name="ro1">
          <table:table-cell table:style-name="ce1" office:value-type="string" calcext:value-type="string">
            <text:p>IER</text:p>
          </table:table-cell>
          <table:table-cell table:style-name="ce3" office:value-type="string" calcext:value-type="string">
            <text:p>cuenta</text:p>
          </table:table-cell>
          <table:table-cell table:style-name="ce3" office:value-type="string" calcext:value-type="string">
            <text:p>password/clave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operadores</text:p>
          </table:table-cell>
          <table:table-cell table:style-name="ce1" office:value-type="string" calcext:value-type="string">
            <text:p>brigad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8" office:value-type="string" calcext:value-type="string">
            <text:p>cedula</text:p>
          </table:table-cell>
          <table:table-cell table:style-name="ce1" office:value-type="string" calcext:value-type="string">
            <text:p>celular</text:p>
          </table:table-cell>
        </table:table-row>
        <table:table-row table:style-name="ro2">
          <table:table-cell office:value-type="float" office:value="7953" calcext:value-type="float">
            <text:p>7953</text:p>
          </table:table-cell>
          <table:table-cell office:value-type="string" calcext:value-type="string">
            <text:p>adonay.morales</text:p>
          </table:table-cell>
          <table:table-cell office:value-type="float" office:value="7271159" calcext:value-type="float">
            <text:p>7271159</text:p>
          </table:table-cell>
          <table:table-cell office:value-type="string" calcext:value-type="string">
            <text:p>ABAROA</text:p>
          </table:table-cell>
          <table:table-cell office:value-type="string" calcext:value-type="string">
            <text:p>CHALLAPATA</text:p>
          </table:table-cell>
          <table:table-cell office:value-type="string" calcext:value-type="string">
            <text:p>Challapata</text:p>
          </table:table-cell>
          <table:table-cell office:value-type="string" calcext:value-type="string">
            <text:p>Fijo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ORALES ESCOBAR ADONAY WALTER</text:p>
          </table:table-cell>
          <table:table-cell office:value-type="float" office:value="7271159" calcext:value-type="float">
            <text:p>7271159</text:p>
          </table:table-cell>
          <table:table-cell office:value-type="float" office:value="76135675" calcext:value-type="float">
            <text:p>76135675</text:p>
          </table:table-cell>
        </table:table-row>
        <table:table-row table:style-name="ro2">
          <table:table-cell office:value-type="float" office:value="7538" calcext:value-type="float">
            <text:p>7538</text:p>
          </table:table-cell>
          <table:table-cell office:value-type="string" calcext:value-type="string">
            <text:p>josue.gonzales</text:p>
          </table:table-cell>
          <table:table-cell office:value-type="float" office:value="7262177" calcext:value-type="float">
            <text:p>7262177</text:p>
          </table:table-cell>
          <table:table-cell office:value-type="string" calcext:value-type="string">
            <text:p>ABAROA</text:p>
          </table:table-cell>
          <table:table-cell office:value-type="string" calcext:value-type="string">
            <text:p>CHALLAPATA</text:p>
          </table:table-cell>
          <table:table-cell office:value-type="string" calcext:value-type="string">
            <text:p>Challapata</text:p>
          </table:table-cell>
          <table:table-cell office:value-type="string" calcext:value-type="string">
            <text:p>Fij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GONZALES CONDE JOSUE HENRY</text:p>
          </table:table-cell>
          <table:table-cell office:value-type="float" office:value="7262177" calcext:value-type="float">
            <text:p>7262177</text:p>
          </table:table-cell>
          <table:table-cell office:value-type="float" office:value="72469288" calcext:value-type="float">
            <text:p>72469288</text:p>
          </table:table-cell>
        </table:table-row>
        <table:table-row table:style-name="ro2">
          <table:table-cell office:value-type="float" office:value="7527" calcext:value-type="float">
            <text:p>7527</text:p>
          </table:table-cell>
          <table:table-cell office:value-type="string" calcext:value-type="string">
            <text:p>jaun.coca</text:p>
          </table:table-cell>
          <table:table-cell office:value-type="float" office:value="4031277" calcext:value-type="float">
            <text:p>4031277</text:p>
          </table:table-cell>
          <table:table-cell office:value-type="string" calcext:value-type="string">
            <text:p>ABAROA</text:p>
          </table:table-cell>
          <table:table-cell office:value-type="string" calcext:value-type="string">
            <text:p>CHALLAPATA</text:p>
          </table:table-cell>
          <table:table-cell office:value-type="string" calcext:value-type="string">
            <text:p>Challapata</text:p>
          </table:table-cell>
          <table:table-cell office:value-type="string" calcext:value-type="string">
            <text:p>Fijo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COCA PATIÑO JAUN CARLOS</text:p>
          </table:table-cell>
          <table:table-cell office:value-type="float" office:value="4031277" calcext:value-type="float">
            <text:p>4031277</text:p>
          </table:table-cell>
          <table:table-cell office:value-type="float" office:value="67219291" calcext:value-type="float">
            <text:p>67219291</text:p>
          </table:table-cell>
        </table:table-row>
        <table:table-row table:style-name="ro2">
          <table:table-cell office:value-type="float" office:value="7550" calcext:value-type="float">
            <text:p>7550</text:p>
          </table:table-cell>
          <table:table-cell office:value-type="string" calcext:value-type="string">
            <text:p>sussy.ajata</text:p>
          </table:table-cell>
          <table:table-cell office:value-type="float" office:value="7284230" calcext:value-type="float">
            <text:p>7284230</text:p>
          </table:table-cell>
          <table:table-cell office:value-type="string" calcext:value-type="string">
            <text:p>SEBASTIÁN PAGADOR</text:p>
          </table:table-cell>
          <table:table-cell office:value-type="string" calcext:value-type="string">
            <text:p>SANTIAGO DE HUARI</text:p>
          </table:table-cell>
          <table:table-cell office:value-type="string" calcext:value-type="string">
            <text:p>Santiago de Huari</text:p>
          </table:table-cell>
          <table:table-cell office:value-type="string" calcext:value-type="string">
            <text:p>Fijo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JO</text:p>
          </table:table-cell>
          <table:table-cell table:style-name="ce7" office:value-type="string" calcext:value-type="string">
            <text:p><text:s/>AJATA CACERES SUSSY KATHERINE</text:p>
          </table:table-cell>
          <table:table-cell office:value-type="float" office:value="7284230" calcext:value-type="float">
            <text:p>7284230</text:p>
          </table:table-cell>
          <table:table-cell office:value-type="float" office:value="72466294" calcext:value-type="float">
            <text:p>72466294</text:p>
          </table:table-cell>
        </table:table-row>
        <table:table-row table:style-name="ro2">
          <table:table-cell office:value-type="float" office:value="7528" calcext:value-type="float">
            <text:p>7528</text:p>
          </table:table-cell>
          <table:table-cell office:value-type="string" calcext:value-type="string">
            <text:p>danny.tapia</text:p>
          </table:table-cell>
          <table:table-cell office:value-type="float" office:value="7263754" calcext:value-type="float">
            <text:p>7263754</text:p>
          </table:table-cell>
          <table:table-cell office:value-type="string" calcext:value-type="string">
            <text:p>SEBASTIÁN PAGADOR</text:p>
          </table:table-cell>
          <table:table-cell office:value-type="string" calcext:value-type="string">
            <text:p>SANTIAGO DE HUARI</text:p>
          </table:table-cell>
          <table:table-cell table:style-name="ce5" office:value-type="string" calcext:value-type="string">
            <text:p>Condo "C"(C.San Pedro de Condo)</text:p>
          </table:table-cell>
          <table:table-cell table:style-name="ce6" office:value-type="string" calcext:value-type="string">
            <text:p>Movil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TAPIA FLORES DANNY GABRIEL</text:p>
          </table:table-cell>
          <table:table-cell table:style-name="ce5" office:value-type="float" office:value="7263754" calcext:value-type="float">
            <text:p>7263754</text:p>
          </table:table-cell>
          <table:table-cell office:value-type="float" office:value="72303600" calcext:value-type="float">
            <text:p>7230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48:56.714903103</meta:creation-date>
    <dc:date>2020-01-17T19:51:06.127942080</dc:date>
    <meta:editing-duration>PT2M9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